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B0000002280D0CA3D8.png" manifest:media-type="image/png"/>
  <manifest:file-entry manifest:full-path="Pictures/10000000000001CF0000008EDE9C184D.png" manifest:media-type="image/png"/>
  <manifest:file-entry manifest:full-path="Pictures/10000000000002BF000000AA0DDF1969.png" manifest:media-type="image/png"/>
  <manifest:file-entry manifest:full-path="Pictures/10000000000002C6000000A93D31388C.png" manifest:media-type="image/png"/>
  <manifest:file-entry manifest:full-path="Pictures/10000000000002BC0000004DBA9F5477.png" manifest:media-type="image/png"/>
  <manifest:file-entry manifest:full-path="Pictures/100000000000032F00000129990437E8.png" manifest:media-type="image/png"/>
  <manifest:file-entry manifest:full-path="Pictures/100000000000011F000000EB96333116.png" manifest:media-type="image/png"/>
  <manifest:file-entry manifest:full-path="Pictures/1000000000000297000000FD23F64743.png" manifest:media-type="image/png"/>
  <manifest:file-entry manifest:full-path="Pictures/100000000000022F000000C31C51967F.png" manifest:media-type="image/png"/>
  <manifest:file-entry manifest:full-path="Pictures/10000000000002E000000068BF3ED747.png" manifest:media-type="image/png"/>
  <manifest:file-entry manifest:full-path="Pictures/100000000000016F000000793109FD4B.png" manifest:media-type="image/png"/>
  <manifest:file-entry manifest:full-path="Pictures/100000000000024D000000C108096D47.png" manifest:media-type="image/png"/>
  <manifest:file-entry manifest:full-path="Pictures/10000000000002270000008CDAD338C9.png" manifest:media-type="image/png"/>
  <manifest:file-entry manifest:full-path="Pictures/10000000000001E8000000BF7DCCB383.png" manifest:media-type="image/png"/>
  <manifest:file-entry manifest:full-path="Pictures/1000020100000201000000A07B13CCEC.png" manifest:media-type="image/png"/>
  <manifest:file-entry manifest:full-path="Pictures/100000000000017500000106BF5D145F.png" manifest:media-type="image/png"/>
  <manifest:file-entry manifest:full-path="Pictures/100000000000020C000000FB61B45B12.png" manifest:media-type="image/png"/>
  <manifest:file-entry manifest:full-path="Pictures/10000000000000CC000000AB3C3B89C1.png" manifest:media-type="image/png"/>
  <manifest:file-entry manifest:full-path="Pictures/10000000000002100000009443E7EF7E.png" manifest:media-type="image/png"/>
  <manifest:file-entry manifest:full-path="Pictures/10000000000000F2000000CC61DC9DFB.png" manifest:media-type="image/png"/>
  <manifest:file-entry manifest:full-path="Pictures/1000000000000132000000E18C5C115B.png" manifest:media-type="image/png"/>
  <manifest:file-entry manifest:full-path="Pictures/10000000000001D90000010540B69594.png" manifest:media-type="image/png"/>
  <manifest:file-entry manifest:full-path="Pictures/10000000000000F1000000C6BA6BDC32.png" manifest:media-type="image/png"/>
  <manifest:file-entry manifest:full-path="Pictures/100000000000016A000000AB8C8E1114.png" manifest:media-type="image/png"/>
  <manifest:file-entry manifest:full-path="Pictures/1000000000000204000000CA6064AA7B.png" manifest:media-type="image/png"/>
  <manifest:file-entry manifest:full-path="Pictures/1000000000000282000000B497629085.png" manifest:media-type="image/png"/>
  <manifest:file-entry manifest:full-path="Pictures/100000000000013B000000CD6C4CDC96.png" manifest:media-type="image/png"/>
  <manifest:file-entry manifest:full-path="Pictures/1000000000000224000000EEE94425CA.png" manifest:media-type="image/png"/>
  <manifest:file-entry manifest:full-path="Pictures/10000000000000F00000011AC1F63BE6.png" manifest:media-type="image/png"/>
  <manifest:file-entry manifest:full-path="Pictures/1000020100000230000000A087BA5D35.png" manifest:media-type="image/png"/>
  <manifest:file-entry manifest:full-path="Pictures/10000201000003AF000002127B08A620.png" manifest:media-type="image/png"/>
  <manifest:file-entry manifest:full-path="Pictures/10000000000000FA0000016870A405CA.png" manifest:media-type="image/png"/>
  <manifest:file-entry manifest:full-path="Pictures/10000B8700009698000054AB70D21C99.svg" manifest:media-type="image/svg+xml"/>
  <manifest:file-entry manifest:full-path="Pictures/100000000000021A000000B460ED5E64.png" manifest:media-type="image/png"/>
  <manifest:file-entry manifest:full-path="Pictures/100002010000004800000047C923EA58.png" manifest:media-type="image/png"/>
  <manifest:file-entry manifest:full-path="Pictures/1000000000000253000000BB8270C372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8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257cm"/>
    </style:style>
    <style:style style:name="gr5" style:family="graphic" style:parent-style-name="standard">
      <style:graphic-properties draw:stroke="none" draw:fill="none" fo:min-height="4.589cm"/>
    </style:style>
    <style:style style:name="gr6" style:family="graphic" style:parent-style-name="objectwithoutfill">
      <style:graphic-properties svg:stroke-width="0.508cm" svg:stroke-color="#ff0000" draw:marker-start-width="0.432cm" draw:marker-end-width="0.432cm" draw:fill="none" draw:textarea-vertical-align="middle" fo:padding-top="0.327cm" fo:padding-bottom="0.327cm" fo:padding-left="0.452cm" fo:padding-right="0.452cm"/>
    </style:style>
    <style:style style:name="gr7" style:family="graphic" style:parent-style-name="objectwithoutfill">
      <style:graphic-properties draw:stroke="solid" draw:stroke-dash="Ultrafine_20_Dashed" svg:stroke-width="0.61cm" svg:stroke-color="#00ff00" draw:marker-start-width="1.11cm" draw:marker-end-width="1.11cm" draw:fill="none" draw:textarea-vertical-align="middle" fo:padding-top="0.425cm" fo:padding-bottom="0.425cm" fo:padding-left="0.55cm" fo:padding-right="0.55cm" draw:shadow="hidden"/>
    </style:style>
    <style:style style:name="gr8" style:family="graphic" style:parent-style-name="objectwithoutfill">
      <style:graphic-properties svg:stroke-width="0.61cm" svg:stroke-color="#00ff00" draw:marker-start-width="1.11cm" draw:marker-end-width="1.11cm" draw:fill="none" draw:textarea-vertical-align="middle" fo:padding-top="0.425cm" fo:padding-bottom="0.425cm" fo:padding-left="0.55cm" fo:padding-right="0.55cm" draw:shadow="hidden"/>
    </style:style>
    <style:style style:name="gr9" style:family="graphic" style:parent-style-name="objectwithoutfill">
      <style:graphic-properties draw:stroke="solid" draw:stroke-dash="Ultrafine_20_Dashed" svg:stroke-width="0.508cm" svg:stroke-color="#ffff00" draw:marker-start-width="0.958cm" draw:marker-end-width="0.958cm" draw:fill="none" draw:textarea-vertical-align="middle" fo:padding-top="0.375cm" fo:padding-bottom="0.375cm" fo:padding-left="0.5cm" fo:padding-right="0.5cm" draw:shadow="hidden"/>
    </style:style>
    <style:style style:name="gr10" style:family="graphic" style:parent-style-name="objectwithoutfill">
      <style:graphic-properties svg:stroke-width="0.559cm" draw:marker-start-width="0.508cm" draw:marker-end-width="0.508cm" draw:fill="none" draw:textarea-vertical-align="middle" fo:padding-top="0.352cm" fo:padding-bottom="0.352cm" fo:padding-left="0.477cm" fo:padding-right="0.477cm"/>
    </style:style>
    <style:style style:name="gr11" style:family="graphic" style:parent-style-name="objectwithoutfill">
      <style:graphic-properties draw:stroke="solid" draw:stroke-dash="Ultrafine_20_Dashed" svg:stroke-width="0.508cm" svg:stroke-color="#00ff00" draw:marker-start-width="0.958cm" draw:marker-end-width="0.958cm" draw:fill="none" draw:textarea-vertical-align="middle" fo:padding-top="0.375cm" fo:padding-bottom="0.375cm" fo:padding-left="0.5cm" fo:padding-right="0.5cm" draw:shadow="hidden"/>
    </style:style>
    <style:style style:name="gr12" style:family="graphic" style:parent-style-name="objectwithoutfill">
      <style:graphic-properties draw:stroke="dash" draw:stroke-dash="Ultrafine_20_Dashed" svg:stroke-width="0.051cm" svg:stroke-color="#ff0000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draw:stroke-dash="Ultrafine_20_Dashed" svg:stroke-width="0.457cm" svg:stroke-color="#00ff00" draw:marker-start-width="0.882cm" draw:marker-end-width="0.882cm" draw:fill="none" draw:textarea-vertical-align="middle" fo:padding-top="0.35cm" fo:padding-bottom="0.35cm" fo:padding-left="0.475cm" fo:padding-right="0.475cm" draw:shadow="hidden"/>
    </style:style>
    <style:style style:name="gr14" style:family="graphic" style:parent-style-name="objectwithoutfill">
      <style:graphic-properties svg:stroke-width="0.457cm" svg:stroke-color="#ffff00" draw:fill="none" draw:textarea-vertical-align="middle" fo:padding-top="0.302cm" fo:padding-bottom="0.302cm" fo:padding-left="0.427cm" fo:padding-right="0.427cm"/>
    </style:style>
    <style:style style:name="gr15" style:family="graphic" style:parent-style-name="objectwithoutfill">
      <style:graphic-properties draw:stroke="solid" draw:stroke-dash="Ultrafine_20_Dashed" svg:stroke-width="0.406cm" svg:stroke-color="#00ff00" draw:marker-start-width="0.806cm" draw:marker-end-width="0.806cm" draw:fill="none" draw:textarea-vertical-align="middle" fo:padding-top="0.325cm" fo:padding-bottom="0.325cm" fo:padding-left="0.45cm" fo:padding-right="0.45cm" draw:shadow="hidden"/>
    </style:style>
    <style:style style:name="gr16" style:family="graphic" style:parent-style-name="objectwithoutfill">
      <style:graphic-properties draw:stroke="solid" draw:stroke-dash="Ultrafine_20_Dashed" svg:stroke-width="0.457cm" svg:stroke-color="#ffff00" draw:marker-start-width="0.882cm" draw:marker-end-width="0.882cm" draw:fill="none" draw:textarea-vertical-align="middle" fo:padding-top="0.35cm" fo:padding-bottom="0.35cm" fo:padding-left="0.475cm" fo:padding-right="0.475cm" draw:shadow="hidden"/>
    </style:style>
    <style:style style:name="gr17" style:family="graphic" style:parent-style-name="objectwithoutfill">
      <style:graphic-properties draw:stroke="solid" draw:stroke-dash="Ultrafine_20_Dashed" svg:stroke-width="0.406cm" svg:stroke-color="#ffff00" draw:marker-start-width="0.806cm" draw:marker-end-width="0.806cm" draw:fill="none" draw:textarea-vertical-align="middle" fo:padding-top="0.325cm" fo:padding-bottom="0.325cm" fo:padding-left="0.45cm" fo:padding-right="0.45cm" draw:shadow="hidden"/>
    </style:style>
    <style:style style:name="gr18" style:family="graphic" style:parent-style-name="objectwithoutfill">
      <style:graphic-properties draw:stroke="solid" draw:stroke-dash="Ultrafine_20_Dashed" svg:stroke-width="0.559cm" svg:stroke-color="#00ff00" draw:marker-start-width="1.034cm" draw:marker-end-width="1.034cm" draw:fill="none" draw:textarea-vertical-align="middle" fo:padding-top="0.4cm" fo:padding-bottom="0.4cm" fo:padding-left="0.525cm" fo:padding-right="0.525cm" draw:shadow="hidden"/>
    </style:style>
    <style:style style:name="pr1" style:family="presentation" style:parent-style-name="AbstractYellow-title">
      <style:graphic-properties draw:stroke="none" draw:fill="none" draw:fill-color="#ffcc99" fo:min-height="10.414cm"/>
    </style:style>
    <style:style style:name="pr2" style:family="presentation" style:parent-style-name="AbstractYellow-title">
      <style:graphic-properties draw:auto-grow-height="true" fo:min-height="1.794cm"/>
    </style:style>
    <style:style style:name="pr3" style:family="presentation" style:parent-style-name="AbstractYellow-notes">
      <style:graphic-properties draw:fill-color="#ffffff" draw:auto-grow-height="true" fo:min-height="13.17cm"/>
    </style:style>
    <style:style style:name="pr4" style:family="presentation" style:parent-style-name="AbstractYellow-subtitle">
      <style:graphic-properties draw:fill-color="#ffffff" draw:auto-grow-height="true" fo:min-height="2.709cm"/>
    </style:style>
    <style:style style:name="pr5" style:family="presentation" style:parent-style-name="AbstractYellow-title">
      <style:graphic-properties draw:stroke="none" draw:fill="none" draw:fill-color="#ffcc99" fo:min-height="1.072cm"/>
    </style:style>
    <style:style style:name="pr6" style:family="presentation" style:parent-style-name="AbstractYellow-subtitle">
      <style:graphic-properties draw:fill-color="#ffffff" draw:auto-grow-height="true" fo:min-height="2.046cm"/>
    </style:style>
    <style:style style:name="pr7" style:family="presentation" style:parent-style-name="AbstractYellow-subtitle">
      <style:graphic-properties draw:fill-color="#ffffff" draw:auto-grow-height="true" fo:min-height="5.555cm"/>
    </style:style>
    <style:style style:name="pr8" style:family="presentation" style:parent-style-name="AbstractYellow-subtitle">
      <style:graphic-properties draw:fill-color="#ffffff" draw:auto-grow-height="true" fo:min-height="2.286cm"/>
    </style:style>
    <style:style style:name="pr9" style:family="presentation" style:parent-style-name="AbstractYellow-subtitle">
      <style:graphic-properties draw:fill-color="#ffffff" draw:auto-grow-height="true" fo:min-height="3.503cm"/>
    </style:style>
    <style:style style:name="pr10" style:family="presentation" style:parent-style-name="AbstractYellow-subtitle">
      <style:graphic-properties draw:fill-color="#ffffff" draw:auto-grow-height="true" fo:min-height="7.522cm"/>
    </style:style>
    <style:style style:name="pr11" style:family="presentation" style:parent-style-name="AbstractYellow-subtitle">
      <style:graphic-properties draw:fill-color="#ffffff" draw:auto-grow-height="true" fo:min-height="1.524cm"/>
    </style:style>
    <style:style style:name="pr12" style:family="presentation" style:parent-style-name="AbstractYellow-subtitle">
      <style:graphic-properties draw:fill-color="#ffffff" draw:auto-grow-height="true" fo:min-height="2.554cm"/>
    </style:style>
    <style:style style:name="pr13" style:family="presentation" style:parent-style-name="AbstractYellow-subtitle">
      <style:graphic-properties draw:fill-color="#ffffff" draw:auto-grow-height="true" fo:min-height="4.202cm"/>
    </style:style>
    <style:style style:name="pr14" style:family="presentation" style:parent-style-name="AbstractYellow-subtitle">
      <style:graphic-properties draw:fill-color="#ffffff" draw:auto-grow-height="true" fo:min-height="1.792cm"/>
    </style:style>
    <style:style style:name="pr15" style:family="presentation" style:parent-style-name="AbstractYellow-title">
      <style:graphic-properties draw:stroke="none" draw:fill="none" draw:fill-color="#ffcc99" fo:min-height="0.798cm"/>
    </style:style>
    <style:style style:name="pr16" style:family="presentation" style:parent-style-name="AbstractYellow-subtitle">
      <style:graphic-properties draw:fill-color="#ffffff" draw:auto-grow-height="true" fo:min-height="5.08cm"/>
    </style:style>
    <style:style style:name="pr17" style:family="presentation" style:parent-style-name="AbstractYellow-subtitle">
      <style:graphic-properties draw:fill-color="#ffffff" draw:auto-grow-height="true" fo:min-height="4.826cm"/>
    </style:style>
    <style:style style:name="pr18" style:family="presentation" style:parent-style-name="AbstractYellow-subtitle">
      <style:graphic-properties draw:fill-color="#ffffff" draw:auto-grow-height="true" fo:min-height="2.629cm"/>
    </style:style>
    <style:style style:name="P1" style:family="paragraph">
      <style:paragraph-properties fo:line-height="100%" fo:text-align="start"/>
    </style:style>
    <style:style style:name="P2" style:family="paragraph">
      <style:paragraph-properties fo:line-height="100%" fo:text-align="start"/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P3" style:family="paragraph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line-height="150%" fo:text-align="end"/>
    </style:style>
    <style:style style:name="P6" style:family="paragraph">
      <style:paragraph-properties fo:line-height="150%" fo:text-align="end"/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P7" style:family="paragraph">
      <style:text-properties fo:font-size="27.7000007629395pt"/>
    </style:style>
    <style:style style:name="P8" style:family="paragraph">
      <style:paragraph-properties fo:line-height="150%" fo:text-align="start"/>
    </style:style>
    <style:style style:name="P9" style:family="paragraph">
      <style:paragraph-properties fo:line-height="150%" fo:text-align="start"/>
      <style:text-properties style:font-name="Trebuchet MS" fo:font-size="28pt" style:font-size-asian="28pt" style:font-size-complex="28pt"/>
    </style:style>
    <style:style style:name="P10" style:family="paragraph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style:font-name="Trebuchet MS" fo:font-size="28pt" style:font-size-asian="28pt" style:font-size-complex="28pt"/>
    </style:style>
    <style:style style:name="P13" style:family="paragraph">
      <style:paragraph-properties fo:line-height="150%" fo:text-align="center"/>
    </style:style>
    <style:style style:name="P14" style:family="paragraph">
      <style:paragraph-properties fo:line-height="150%" fo:text-align="center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5" style:family="paragraph">
      <style:paragraph-properties fo:line-height="150%"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6" style:family="paragraph">
      <style:paragraph-properties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7" style:family="paragraph">
      <style:paragraph-properties fo:text-align="start"/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style:style style:name="P18" style:family="paragraph">
      <style:text-properties style:font-name="Trebuchet MS" fo:font-size="28pt" style:font-size-asian="28pt" style:font-size-complex="28pt"/>
    </style:style>
    <style:style style:name="P19" style:family="paragraph">
      <style:text-properties fo:color="#0047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1" style:family="text"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0000ff" style:font-name="Trebuchet MS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ff" style:font-name="Trebuchet MS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fo:color="#c5000b" style:font-name="Trebuchet MS" fo:font-size="40pt" fo:font-style="italic" fo:text-shadow="none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T5" style:family="text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T6" style:family="text"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Trebuchet MS" fo:font-size="28pt" style:font-size-asian="28pt" style:font-size-complex="28pt"/>
    </style:style>
    <style:style style:name="T8" style:family="text">
      <style:text-properties style:font-name="Trebuchet MS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10" style:family="text">
      <style:text-properties fo:color="#008080" style:font-name="Trebuchet MS" fo:font-size="28pt" fo:font-style="italic" style:font-size-asian="28pt" style:font-style-asian="italic" style:font-size-complex="28pt" style:font-style-complex="italic"/>
    </style:style>
    <style:style style:name="T11" style:family="text">
      <style:text-properties fo:color="#c5000b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2" style:family="text">
      <style:text-properties fo:color="#000000" style:font-name="Trebuchet MS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color="#000000" style:font-name="Trebuchet MS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5" style:family="text">
      <style:text-properties fo:color="#000000" style:font-name="Trebuchet MS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6" style:family="text">
      <style:text-properties fo:color="#000000" style:font-name="Trebuchet MS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style:font-name="Trebuchet MS"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18" style:family="text">
      <style:text-properties style:font-name="Trebuchet MS" fo:font-size="28pt" style:text-underline-style="solid" style:text-underline-width="auto" style:text-underline-color="font-color" style:font-size-asian="28pt" style:font-size-complex="28pt"/>
    </style:style>
    <style:style style:name="T19" style:family="text">
      <style:text-properties style:font-name="Trebuchet MS" fo:font-size="28pt" fo:font-style="italic" style:font-size-asian="28pt" style:font-style-asian="italic" style:font-size-complex="28pt" style:font-style-complex="italic"/>
    </style:style>
    <style:style style:name="T20" style:family="text"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style:style style:name="T21" style:family="text">
      <style:text-properties fo:color="#008080" style:font-name="Trebuchet MS" fo:font-size="28pt" fo:font-style="italic" style:text-underline-style="none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text-style-name="P2" draw:layer="layout" svg:width="14.732cm" svg:height="12.325cm" svg:x="6.604cm" svg:y="4.826cm">
          <draw:text-box>
            <text:p text:style-name="P1"><text:span text:style-name="T1">Consume RESTful APIs</text:span></text:p>
            <text:p text:style-name="P1"><text:span text:style-name="T2"/></text:p>
            <text:p text:style-name="P1"><text:span text:style-name="T2"><text:tab/></text:span><text:span text:style-name="T3">with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$resource</text:span></text:p>
            <text:p text:style-name="P1"><text:span text:style-name="T2"/></text:p>
            <text:p text:style-name="P1"><text:span text:style-name="T2"><text:tab/></text:span><text:span text:style-name="T3">and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Restangular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9.752cm" svg:height="5.642cm" svg:x="3.556cm" svg:y="11.176cm">
          <draw:image xlink:href="Pictures/1000020100000230000000A087BA5D35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draw:style-name="gr5" draw:text-style-name="P9" draw:layer="layout" svg:width="7.874cm" svg:height="4.839cm" svg:x="7.62cm" svg:y="13.703cm">
          <draw:text-box>
            <text:list text:style-name="L1">
              <text:list-item>
                <text:p text:style-name="P8"><text:span text:style-name="T7"><text:tab/></text:span><text:span text:style-name="T10">$http</text:span></text:p>
              </text:list-item>
              <text:list-item>
                <text:p text:style-name="P8"><text:span text:style-name="T7"><text:tab/></text:span><text:span text:style-name="T10">$resource</text:span></text:p>
              </text:list-item>
              <text:list-item>
                <text:p text:style-name="P8"><text:span text:style-name="T7"><text:tab/></text:span><text:span text:style-name="T10">Restangular</text:span></text:p>
              </text:list-item>
            </text:list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1T0">
        <office:forms form:automatic-focus="false" form:apply-design-mode="false"/>
        <draw:frame presentation:style-name="pr6" draw:text-style-name="P12" draw:layer="layout" svg:width="24.184cm" svg:height="2.295cm" svg:x="2.54cm" svg:y="6.212cm" presentation:class="subtitle" presentation:user-transformed="true">
          <draw:text-box>
            <text:p text:style-name="P11"><text:span text:style-name="T7">Next slide … (introduce the 3 options and announce the demo with $resource and Restangular)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1T0">
        <office:forms form:automatic-focus="false" form:apply-design-mode="false"/>
        <draw:frame presentation:style-name="pr7" draw:text-style-name="P14" draw:layer="layout" svg:width="7.112cm" svg:height="5.555cm" svg:x="10.414cm" svg:y="5.604cm" presentation:class="subtitle" presentation:user-transformed="true">
          <draw:text-box>
            <text:p text:style-name="P13"><text:span text:style-name="T11">$resource</text:span></text:p>
            <text:p text:style-name="P13"><text:span text:style-name="T12">v</text:span></text:p>
            <text:p text:style-name="P13"><text:span text:style-name="T11">Restangular</text:span></text:p>
          </draw:text-box>
        </draw:frame>
        <draw:frame presentation:style-name="pr8" draw:text-style-name="P15" draw:layer="layout" svg:width="18.034cm" svg:height="3.293cm" svg:x="5.08cm" svg:y="12.679cm">
          <draw:text-box>
            <text:p text:style-name="P8"><text:span text:style-name="T13">Let's create a simple demo app to compare the two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1T0">
        <draw:frame presentation:style-name="pr6" draw:text-style-name="P16" draw:layer="layout" svg:width="24.184cm" svg:height="3.782cm" svg:x="2.54cm" svg:y="5.469cm" presentation:class="subtitle" presentation:user-transformed="true">
          <draw:text-box>
            <text:p text:style-name="P11"><text:span text:style-name="T11">$resource</text:span><text:span text:style-name="T14"> </text:span><text:span text:style-name="T12">v</text:span><text:span text:style-name="T14"> </text:span><text:span text:style-name="T11">Restangular</text:span><text:span text:style-name="T14"> </text:span><text:span text:style-name="T12">DEMO:</text:span></text:p>
            <text:p text:style-name="P11"><text:span text:style-name="T12"/></text:p>
            <text:p text:style-name="P11"><text:span text:style-name="T15">FIFA 2014 World Cup</text:span><text:span text:style-name="T16"> Schedule &amp; Results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1T0">
        <draw:frame presentation:style-name="pr9" draw:text-style-name="P12" draw:layer="layout" svg:width="10.035cm" svg:height="3.503cm" svg:x="2.54cm" svg:y="8.636cm">
          <draw:text-box>
            <text:p text:style-name="P11"><text:span text:style-name="T17">Team</text:span><text:span text:style-name="T18"> model</text:span></text:p>
            <text:p text:style-name="P11"><text:span text:style-name="T7"/></text:p>
            <text:p text:style-name="P11"><text:span text:style-name="T19">Name:string</text:span></text:p>
          </draw:text-box>
        </draw:frame>
        <draw:frame presentation:style-name="pr10" draw:text-style-name="P12" draw:layer="layout" svg:width="10.16cm" svg:height="8.03cm" svg:x="15.24cm" svg:y="8.636cm">
          <draw:text-box>
            <text:p text:style-name="P11"><text:span text:style-name="T17">Match</text:span><text:span text:style-name="T18"> model</text:span></text:p>
            <text:p text:style-name="P11"><text:span text:style-name="T7"/></text:p>
            <text:p text:style-name="P11"><text:span text:style-name="T19">Team1_id:integer</text:span></text:p>
            <text:p text:style-name="P11"><text:span text:style-name="T19">Team2_id:integer</text:span></text:p>
            <text:p text:style-name="P11"><text:span text:style-name="T19">MatchDate:date</text:span></text:p>
            <text:p text:style-name="P11"><text:span text:style-name="T19">Score1:integer</text:span></text:p>
            <text:p text:style-name="P11"><text:span text:style-name="T19">Score2:integer</text:span></text:p>
          </draw:text-box>
        </draw:frame>
        <draw:frame presentation:style-name="pr11" draw:text-style-name="P17" draw:layer="layout" svg:width="13.462cm" svg:height="1.524cm" svg:x="2.54cm" svg:y="5.842cm">
          <draw:text-box>
            <text:p text:style-name="P11"><text:span text:style-name="T20">The models for the demo app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AbstractYellow" presentation:presentation-page-layout-name="AL1T0">
        <office:forms form:automatic-focus="false" form:apply-design-mode="false"/>
        <draw:frame presentation:style-name="pr11" draw:text-style-name="P17" draw:layer="layout" svg:width="8.382cm" svg:height="1.524cm" svg:x="10.16cm" svg:y="7.62cm">
          <draw:text-box>
            <text:p text:style-name="P11"><text:span text:style-name="T20">Building the Demo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First, let's create a RESTful backend with </text:span><text:span text:style-name="T8">Rails</text:span><text:span text:style-name="T7">.</text:span></text:p>
          </draw:text-box>
        </draw:frame>
        <draw:frame draw:style-name="gr1" draw:text-style-name="P4" draw:layer="layout" svg:width="14.097cm" svg:height="5.486cm" svg:x="5.08cm" svg:y="10.16cm">
          <draw:image xlink:href="Pictures/1000000000000224000000EEE94425CA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6" draw:text-style-name="P4" draw:layer="layout" svg:x1="9.144cm" svg:y1="10.668cm" svg:x2="12.7cm" svg:y2="10.668cm">
          <text:p/>
        </draw:line>
        <presentation:notes draw:style-name="dp2">
          <draw:page-thumbnail draw:style-name="gr3" draw:layer="layout" svg:width="17.478cm" svg:height="8.994cm" svg:x="2.056cm" svg:y="2.351cm" draw:page-number="1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AbstractYellow" presentation:presentation-page-layout-name="AL1T0">
        <office:forms form:automatic-focus="false" form:apply-design-mode="false"/>
        <draw:frame presentation:style-name="pr6" draw:text-style-name="P12" draw:layer="layout" svg:width="19.304cm" svg:height="2.046cm" svg:x="2.578cm" svg:y="5.24cm" presentation:class="subtitle" presentation:user-transformed="true">
          <draw:text-box>
            <text:p text:style-name="P11"><text:span text:style-name="T7">And add our models, views and controllers.</text:span></text:p>
          </draw:text-box>
        </draw:frame>
        <draw:frame draw:style-name="gr1" draw:text-style-name="P4" draw:layer="layout" svg:width="13.868cm" svg:height="4.216cm" svg:x="5.08cm" svg:y="8.161cm">
          <draw:image xlink:href="Pictures/100000000000021A000000B460ED5E64.png" xlink:type="simple" xlink:show="embed" xlink:actuate="onLoad">
            <text:p/>
          </draw:image>
        </draw:frame>
        <draw:frame draw:style-name="gr1" draw:text-style-name="P4" draw:layer="layout" svg:width="15.9cm" svg:height="4.216cm" svg:x="5.065cm" svg:y="14.009cm">
          <draw:image xlink:href="Pictures/1000000000000282000000B497629085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6" draw:text-style-name="P4" draw:layer="layout" svg:x1="8.428cm" svg:y1="8.536cm" svg:x2="18.08cm" svg:y2="8.536cm">
          <text:p/>
        </draw:line>
        <draw:line draw:style-name="gr6" draw:text-style-name="P4" draw:layer="layout" svg:x1="8.382cm" svg:y1="14.478cm" svg:x2="20.965cm" svg:y2="14.478cm">
          <text:p/>
        </draw:line>
        <presentation:notes draw:style-name="dp2">
          <draw:page-thumbnail draw:style-name="gr3" draw:layer="layout" svg:width="17.478cm" svg:height="8.994cm" svg:x="2.056cm" svg:y="2.351cm" draw:page-number="1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AbstractYellow" presentation:presentation-page-layout-name="AL1T0">
        <office:forms form:automatic-focus="false" form:apply-design-mode="false"/>
        <draw:frame presentation:style-name="pr12" draw:text-style-name="P12" draw:layer="layout" svg:width="21.844cm" svg:height="2.554cm" svg:x="2.54cm" svg:y="6.336cm" presentation:class="subtitle" presentation:user-transformed="true">
          <draw:text-box>
            <text:p text:style-name="P11"><text:span text:style-name="T7">Run the </text:span><text:span text:style-name="T8">Rails</text:span><text:span text:style-name="T7"> migration to initialize the database with our models.</text:span></text:p>
          </draw:text-box>
        </draw:frame>
        <draw:frame draw:style-name="gr1" draw:text-style-name="P4" draw:layer="layout" svg:width="12.548cm" svg:height="4.775cm" svg:x="5.08cm" svg:y="10.16cm">
          <draw:image xlink:href="Pictures/1000000000000204000000CA6064AA7B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6" draw:text-style-name="P4" draw:layer="layout" svg:x1="8.382cm" svg:y1="10.568cm" svg:x2="11.938cm" svg:y2="10.568cm">
          <text:p/>
        </draw:line>
        <presentation:notes draw:style-name="dp2">
          <draw:page-thumbnail draw:style-name="gr3" draw:layer="layout" svg:width="17.478cm" svg:height="8.994cm" svg:x="2.056cm" svg:y="2.351cm" draw:page-number="1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AbstractYellow" presentation:presentation-page-layout-name="AL1T0">
        <office:forms form:automatic-focus="false" form:apply-design-mode="false"/>
        <draw:frame presentation:style-name="pr13" draw:text-style-name="P12" draw:layer="layout" svg:width="8.382cm" svg:height="4.589cm" svg:x="9.906cm" svg:y="5.88cm" presentation:class="subtitle" presentation:user-transformed="true">
          <draw:text-box>
            <text:p text:style-name="P11"><text:span text:style-name="T7">And prepopulate the app with some data prior to running the demo.</text:span></text:p>
          </draw:text-box>
        </draw:frame>
        <draw:frame draw:style-name="gr1" draw:text-style-name="P4" draw:layer="layout" svg:width="6.349cm" svg:height="7.46cm" svg:x="2.541cm" svg:y="12.644cm">
          <draw:image xlink:href="Pictures/10000000000000F00000011AC1F63BE6.png" xlink:type="simple" xlink:show="embed" xlink:actuate="onLoad">
            <text:p/>
          </draw:image>
        </draw:frame>
        <draw:frame draw:style-name="gr1" draw:text-style-name="P4" draw:layer="layout" svg:width="6.402cm" svg:height="5.397cm" svg:x="2.488cm" svg:y="5.88cm">
          <draw:image xlink:href="Pictures/10000000000000F2000000CC61DC9DFB.png" xlink:type="simple" xlink:show="embed" xlink:actuate="onLoad">
            <text:p/>
          </draw:image>
        </draw:frame>
        <draw:frame draw:style-name="gr1" draw:text-style-name="P4" draw:layer="layout" svg:width="13.863cm" svg:height="6.64cm" svg:x="11.537cm" svg:y="12.702cm">
          <draw:image xlink:href="Pictures/100000000000020C000000FB61B45B12.png" xlink:type="simple" xlink:show="embed" xlink:actuate="onLoad">
            <text:p/>
          </draw:image>
        </draw:frame>
        <draw:frame draw:style-name="gr1" draw:text-style-name="P4" draw:layer="layout" svg:width="6.375cm" svg:height="5.238cm" svg:x="19.025cm" svg:y="5.722cm">
          <draw:image xlink:href="Pictures/10000000000000F1000000C6BA6BDC3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4.184cm" svg:height="4.589cm" svg:x="2.577cm" svg:y="5.926cm" presentation:class="subtitle" presentation:user-transformed="true">
          <draw:text-box>
            <text:p text:style-name="P11"><text:span text:style-name="T7">Use the </text:span><text:span text:style-name="T8">Rails</text:span><text:span text:style-name="T7"> controller generator to add a '</text:span><text:span text:style-name="T19">Rails Home</text:span><text:span text:style-name="T7">' controller and view to act as the </text:span><text:span text:style-name="T19">home/index</text:span></text:p>
            <text:p text:style-name="P11"><text:span text:style-name="T7">from the </text:span><text:span text:style-name="T8">Rails</text:span><text:span text:style-name="T7"> perspective. Then route the </text:span><text:span text:style-name="T8">Rails</text:span><text:span text:style-name="T7"> root to its index. We'll put the </text:span><text:span text:style-name="T8">Angular</text:span><text:span text:style-name="T7"> view inside there.</text:span></text:p>
          </draw:text-box>
        </draw:frame>
        <draw:frame draw:style-name="gr1" draw:text-style-name="P4" draw:layer="layout" svg:width="9.868cm" svg:height="6.931cm" svg:x="16.04cm" svg:y="12.238cm">
          <draw:image xlink:href="Pictures/100000000000017500000106BF5D145F.png" xlink:type="simple" xlink:show="embed" xlink:actuate="onLoad">
            <text:p/>
          </draw:image>
        </draw:frame>
        <draw:frame draw:style-name="gr1" draw:text-style-name="P4" draw:layer="layout" svg:width="12.065cm" svg:height="3.378cm" svg:x="2.541cm" svg:y="12.162cm">
          <draw:image xlink:href="Pictures/10000000000002100000009443E7EF7E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7" draw:text-style-name="P4" draw:layer="layout" svg:x1="17.78cm" svg:y1="14.178cm" svg:x2="23.368cm" svg:y2="14.178cm">
          <text:p/>
        </draw:line>
        <draw:line draw:style-name="gr8" draw:text-style-name="P4" draw:layer="layout" svg:x1="17.78cm" svg:y1="15.186cm" svg:x2="23.368cm" svg:y2="15.186cm">
          <text:p/>
        </draw:line>
        <draw:line draw:style-name="gr6" draw:text-style-name="P4" draw:layer="layout" svg:x1="5.588cm" svg:y1="12.592cm" svg:x2="14.606cm" svg:y2="12.492cm">
          <text:p/>
        </draw:line>
        <presentation:notes draw:style-name="dp2">
          <draw:page-thumbnail draw:style-name="gr3" draw:layer="layout" svg:width="17.478cm" svg:height="8.994cm" svg:x="2.056cm" svg:y="2.351cm" draw:page-number="1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2.152cm" svg:height="2.295cm" svg:x="2.486cm" svg:y="5.05cm" presentation:class="subtitle" presentation:user-transformed="true">
          <draw:text-box>
            <text:p text:style-name="P11"><text:span text:style-name="T7">After customizing the </text:span><text:span text:style-name="T19">Rails_Home</text:span><text:span text:style-name="T7"> </text:span><text:span text:style-name="T21">index.html.erb</text:span><text:span text:style-name="T7"> created by the </text:span><text:span text:style-name="T8">Rails</text:span><text:span text:style-name="T7"> controller generator:</text:span></text:p>
          </draw:text-box>
        </draw:frame>
        <draw:frame draw:style-name="gr1" draw:text-style-name="P4" draw:layer="layout" svg:width="18.094cm" svg:height="5.642cm" svg:x="2.48cm" svg:y="14.332cm">
          <draw:image xlink:href="Pictures/1000020100000201000000A07B13CCEC.png" xlink:type="simple" xlink:show="embed" xlink:actuate="onLoad">
            <text:p/>
          </draw:image>
        </draw:frame>
        <draw:frame draw:style-name="gr1" draw:text-style-name="P4" draw:layer="layout" svg:width="15.742cm" svg:height="4.947cm" svg:x="2.546cm" svg:y="8.115cm">
          <draw:image xlink:href="Pictures/1000000000000253000000BB8270C37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AbstractYellow" presentation:presentation-page-layout-name="AL1T0">
        <office:forms form:automatic-focus="false" form:apply-design-mode="false"/>
        <draw:frame presentation:style-name="pr14" draw:text-style-name="P12" draw:layer="layout" svg:width="17.272cm" svg:height="2.295cm" svg:x="2.54cm" svg:y="6.123cm" presentation:class="subtitle" presentation:user-transformed="true">
          <draw:text-box>
            <text:p text:style-name="P11"><text:span text:style-name="T7">Now we can add a simple </text:span><text:span text:style-name="T8">Angular</text:span><text:span text:style-name="T7"> app, integrated into our </text:span><text:span text:style-name="T8">Rails</text:span><text:span text:style-name="T7"> app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5.62cm" presentation:class="subtitle" presentation:user-transformed="true">
          <draw:text-box>
            <text:p text:style-name="P11"><text:span text:style-name="T7">Add our initial </text:span><text:span text:style-name="T8">Angular</text:span><text:span text:style-name="T7"> directives to the HTML tag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4.578cm" svg:height="3.703cm" svg:x="5.08cm" svg:y="8.79cm">
          <draw:image xlink:href="Pictures/10000000000002270000008CDAD338C9.png" xlink:type="simple" xlink:show="embed" xlink:actuate="onLoad">
            <text:p/>
          </draw:image>
        </draw:frame>
        <draw:frame draw:style-name="gr1" draw:text-style-name="P4" draw:layer="layout" svg:width="15.583cm" svg:height="5.105cm" svg:x="5.08cm" svg:y="14.17cm">
          <draw:image xlink:href="Pictures/100000000000024D000000C108096D47.png" xlink:type="simple" xlink:show="embed" xlink:actuate="onLoad">
            <text:p/>
          </draw:image>
        </draw:frame>
        <draw:line draw:style-name="gr7" draw:text-style-name="P4" draw:layer="layout" svg:x1="6.35cm" svg:y1="10.314cm" svg:x2="11.176cm" svg:y2="10.314cm">
          <text:p/>
        </draw:line>
        <draw:line draw:style-name="gr7" draw:text-style-name="P4" draw:layer="layout" svg:x1="6.096cm" svg:y1="16.764cm" svg:x2="9.398cm" svg:y2="16.764cm">
          <text:p/>
        </draw:line>
        <presentation:notes draw:style-name="dp2">
          <draw:page-thumbnail draw:style-name="gr3" draw:layer="layout" svg:width="17.478cm" svg:height="8.994cm" svg:x="2.056cm" svg:y="2.351cm" draw:page-number="1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Add the </text:span><text:span text:style-name="T21">angular.js</text:span><text:span text:style-name="T7"> fil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095cm" svg:height="5.952cm" svg:x="15.24cm" svg:y="6.748cm">
          <draw:image xlink:href="Pictures/1000000000000132000000E18C5C115B.png" xlink:type="simple" xlink:show="embed" xlink:actuate="onLoad">
            <text:p/>
          </draw:image>
        </draw:frame>
        <draw:line draw:style-name="gr9" draw:text-style-name="P4" draw:layer="layout" svg:x1="17.78cm" svg:y1="9.906cm" svg:x2="19.304cm" svg:y2="9.906cm">
          <text:p/>
        </draw:line>
        <presentation:notes draw:style-name="dp2">
          <draw:page-thumbnail draw:style-name="gr3" draw:layer="layout" svg:width="17.478cm" svg:height="8.994cm" svg:x="2.056cm" svg:y="2.351cm" draw:page-number="1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24.184cm" svg:height="2.295cm" svg:x="2.54cm" svg:y="6.512cm" presentation:class="subtitle" presentation:user-transformed="true">
          <draw:text-box>
            <text:p text:style-name="P11"><text:span text:style-name="T7">Create the </text:span><text:span text:style-name="T21">fifa.coffee</text:span><text:span text:style-name="T7"> file. (</text:span><text:span text:style-name="T8">Rails</text:span><text:span text:style-name="T7"> will automatically compile to </text:span><text:span text:style-name="T19">JS</text:span><text:span text:style-name="T7">.) 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9.709cm" svg:height="3.2cm" svg:x="2.54cm" svg:y="10.262cm">
          <draw:image xlink:href="Pictures/100000000000016F000000793109FD4B.png" xlink:type="simple" xlink:show="embed" xlink:actuate="onLoad">
            <text:p/>
          </draw:image>
        </draw:frame>
        <draw:line draw:style-name="gr10" draw:text-style-name="P4" draw:layer="layout" svg:x1="3.402cm" svg:y1="12.192cm" svg:x2="11.276cm" svg:y2="12.192cm">
          <text:p/>
        </draw:line>
        <presentation:notes draw:style-name="dp2">
          <draw:page-thumbnail draw:style-name="gr3" draw:layer="layout" svg:width="17.478cm" svg:height="8.994cm" svg:x="2.056cm" svg:y="2.351cm" draw:page-number="1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12.7cm" svg:height="2.046cm" svg:x="2.54cm" svg:y="6.336cm" presentation:class="subtitle" presentation:user-transformed="true">
          <draw:text-box>
            <text:p text:style-name="P11"><text:span text:style-name="T7">Add an </text:span><text:span text:style-name="T8">Angular</text:span><text:span text:style-name="T7"> controller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4.789cm" svg:height="5.158cm" svg:x="2.54cm" svg:y="9.652cm">
          <draw:image xlink:href="Pictures/100000000000022F000000C31C51967F.png" xlink:type="simple" xlink:show="embed" xlink:actuate="onLoad">
            <text:p/>
          </draw:image>
        </draw:frame>
        <draw:line draw:style-name="gr7" draw:text-style-name="P4" draw:layer="layout" svg:x1="3.302cm" svg:y1="12.546cm" svg:x2="12.954cm" svg:y2="12.546cm">
          <text:p/>
        </draw:line>
        <presentation:notes draw:style-name="dp2">
          <draw:page-thumbnail draw:style-name="gr3" draw:layer="layout" svg:width="17.478cm" svg:height="8.994cm" svg:x="2.056cm" svg:y="2.351cm" draw:page-number="2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3.368cm" svg:height="2.046cm" svg:x="2.54cm" svg:y="6.336cm" presentation:class="subtitle" presentation:user-transformed="true">
          <draw:text-box>
            <text:p text:style-name="P11"><text:span text:style-name="T7">Create an </text:span><text:span text:style-name="T8">Angular</text:span><text:span text:style-name="T7"> homepage templat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2.514cm" svg:height="6.905cm" svg:x="2.54cm" svg:y="9.46cm">
          <draw:image xlink:href="Pictures/10000000000001D90000010540B69594.png" xlink:type="simple" xlink:show="embed" xlink:actuate="onLoad">
            <text:p/>
          </draw:image>
        </draw:frame>
        <draw:line draw:style-name="gr11" draw:text-style-name="P4" draw:layer="layout" svg:x1="4.064cm" svg:y1="13.37cm" svg:x2="11.684cm" svg:y2="13.37cm">
          <text:p/>
        </draw:line>
        <presentation:notes draw:style-name="dp2">
          <draw:page-thumbnail draw:style-name="gr3" draw:layer="layout" svg:width="17.478cm" svg:height="8.994cm" svg:x="2.056cm" svg:y="2.351cm" draw:page-number="2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3.114cm" svg:height="2.295cm" svg:x="2.54cm" svg:y="4.771cm" presentation:class="subtitle" presentation:user-transformed="true">
          <draw:text-box>
            <text:p text:style-name="P11"><text:span text:style-name="T7">Add </text:span><text:span text:style-name="T21">angular-route.js</text:span><text:span text:style-name="T7"> and configure </text:span><text:span text:style-name="T8">Angular</text:span><text:span text:style-name="T7"> routing to direct the app to the templat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7.541cm" svg:height="6.693cm" svg:x="2.54cm" svg:y="13.127cm">
          <draw:image xlink:href="Pictures/1000000000000297000000FD23F64743.png" xlink:type="simple" xlink:show="embed" xlink:actuate="onLoad">
            <text:p/>
          </draw:image>
        </draw:frame>
        <draw:line draw:style-name="gr12" draw:text-style-name="P4" draw:layer="layout" svg:x1="11.43cm" svg:y1="15.802cm" svg:x2="13.716cm" svg:y2="15.802cm">
          <text:p/>
        </draw:line>
        <draw:line draw:style-name="gr13" draw:text-style-name="P4" draw:layer="layout" svg:x1="3.81cm" svg:y1="17.634cm" svg:x2="11.684cm" svg:y2="17.634cm">
          <text:p/>
        </draw:line>
        <draw:line draw:style-name="gr13" draw:text-style-name="P4" draw:layer="layout" svg:x1="4.318cm" svg:y1="18.142cm" svg:x2="8.128cm" svg:y2="18.142cm">
          <text:p/>
        </draw:line>
        <draw:line draw:style-name="gr13" draw:text-style-name="P4" draw:layer="layout" svg:x1="4.751cm" svg:y1="18.691cm" svg:x2="19.812cm" svg:y2="18.691cm">
          <text:p/>
        </draw:line>
        <draw:frame draw:style-name="gr1" draw:text-style-name="P4" draw:layer="layout" svg:width="5.397cm" svg:height="4.523cm" svg:x="5.08cm" svg:y="7.677cm">
          <draw:image xlink:href="Pictures/10000000000000CC000000AB3C3B89C1.png" xlink:type="simple" xlink:show="embed" xlink:actuate="onLoad">
            <text:p/>
          </draw:image>
        </draw:frame>
        <draw:line draw:style-name="gr14" draw:text-style-name="P4" draw:layer="layout" svg:x1="7.566cm" svg:y1="10.93cm" svg:x2="9.752cm" svg:y2="10.93cm">
          <text:p/>
        </draw:line>
        <presentation:notes draw:style-name="dp2">
          <draw:page-thumbnail draw:style-name="gr3" draw:layer="layout" svg:width="17.478cm" svg:height="8.994cm" svg:x="2.056cm" svg:y="2.351cm" draw:page-number="2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5.736cm" svg:x="2.286cm" svg:y="5.907cm" presentation:class="subtitle" presentation:user-transformed="true">
          <draw:text-box>
            <text:p text:style-name="P11"><text:span text:style-name="T7">One more item in order to successfully mix </text:span><text:span text:style-name="T8">Rails</text:span><text:span text:style-name="T7"> with </text:span><text:span text:style-name="T8">Angular</text:span><text:span text:style-name="T7">: Edit the </text:span><text:span text:style-name="T8">Rails</text:span><text:span text:style-name="T7"> manifest file for javascript assets (</text:span><text:span text:style-name="T21">app/javascripts/application.js</text:span><text:span text:style-name="T7">) to add </text:span><text:span text:style-name="T21">fifa.js</text:span><text:span text:style-name="T7">, </text:span><text:span text:style-name="T21">angular.js</text:span><text:span text:style-name="T7"> and </text:span><text:span text:style-name="T21">angular-route.js</text:span><text:span text:style-name="T20">, and remove</text:span><text:span text:style-name="T17"> </text:span><text:span text:style-name="T21">turbolinks</text:span><text:span text:style-name="T7">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9.577cm" svg:height="4.523cm" svg:x="4.901cm" svg:y="12.9cm">
          <draw:image xlink:href="Pictures/100000000000016A000000AB8C8E1114.png" xlink:type="simple" xlink:show="embed" xlink:actuate="onLoad">
            <text:p/>
          </draw:image>
        </draw:frame>
        <draw:line draw:style-name="gr15" draw:text-style-name="P4" draw:layer="layout" svg:x1="5.842cm" svg:y1="15.386cm" svg:x2="10.668cm" svg:y2="15.386cm">
          <text:p/>
        </draw:line>
        <draw:line draw:style-name="gr15" draw:text-style-name="P4" draw:layer="layout" svg:x1="5.842cm" svg:y1="15.848cm" svg:x2="11.938cm" svg:y2="15.848cm">
          <text:p/>
        </draw:line>
        <draw:line draw:style-name="gr15" draw:text-style-name="P4" draw:layer="layout" svg:x1="5.842cm" svg:y1="16.356cm" svg:x2="9.906cm" svg:y2="16.356cm">
          <text:p/>
        </draw:line>
        <presentation:notes draw:style-name="dp2">
          <draw:page-thumbnail draw:style-name="gr3" draw:layer="layout" svg:width="17.478cm" svg:height="8.994cm" svg:x="2.056cm" svg:y="2.351cm" draw:page-number="2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6" draw:text-style-name="P12" draw:layer="layout" svg:width="9.144cm" svg:height="5.08cm" svg:x="2.54cm" svg:y="5.08cm" presentation:class="subtitle" presentation:user-transformed="true">
          <draw:text-box>
            <text:p text:style-name="P11"><text:span text:style-name="T7">Now we have a working </text:span><text:span text:style-name="T8">Angular</text:span><text:span text:style-name="T7"> app running inside a </text:span><text:span text:style-name="T8">Rails</text:span><text:span text:style-name="T7"> app. 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2.911cm" svg:height="5.053cm" svg:x="12.446cm" svg:y="5.48cm">
          <draw:image xlink:href="Pictures/10000000000001E8000000BF7DCCB383.png" xlink:type="simple" xlink:show="embed" xlink:actuate="onLoad">
            <text:p/>
          </draw:image>
        </draw:frame>
        <draw:frame draw:style-name="gr1" draw:text-style-name="P4" draw:layer="layout" svg:width="21.563cm" svg:height="7.857cm" svg:x="3.837cm" svg:y="11.9cm">
          <draw:image xlink:href="Pictures/100000000000032F00000129990437E8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2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638cm" svg:height="6.883cm" svg:x="2.54cm" svg:y="5.88cm" presentation:class="subtitle" presentation:user-transformed="true">
          <draw:text-box>
            <text:p text:style-name="P11"><text:span text:style-name="T7">Now for the showdown! We'll start with </text:span><text:span text:style-name="T21">$resource</text:span><text:span text:style-name="T7"> first.</text:span></text:p>
            <text:p text:style-name="P11"><text:span text:style-name="T7"/></text:p>
            <text:p text:style-name="P11"><text:span text:style-name="T7">Let's set this up to display a list of teams retrieved from the server with the </text:span><text:span text:style-name="T8">Angular</text:span><text:span text:style-name="T7"> </text:span><text:span text:style-name="T21">$resource</text:span><text:span text:style-name="T7"> service.</text:span></text:p>
            <text:p text:style-name="P11"><text:span text:style-name="T7"/></text:p>
            <text:p text:style-name="P11"><text:span text:style-name="T7">Several steps are needed to accomplish this: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24.184cm" svg:height="4.589cm" svg:x="2.54cm" svg:y="4.566cm" presentation:class="subtitle" presentation:user-transformed="true">
          <draw:text-box>
            <text:p text:style-name="P11"><text:span text:style-name="T7">Add the </text:span><text:span text:style-name="T21">$resource</text:span><text:span text:style-name="T7"> service. We also need to add a third party service called </text:span><text:span text:style-name="T21">ng-rails-csrf</text:span><text:span text:style-name="T7">. This will allow </text:span><text:span text:style-name="T8">Angular</text:span><text:span text:style-name="T7"> to send and receive RESTful data through the </text:span><text:span text:style-name="T8">Rails</text:span><text:span text:style-name="T7"> cross service reference forgery protection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333cm" svg:height="5.423cm" svg:x="2.55cm" svg:y="10.16cm">
          <draw:image xlink:href="Pictures/100000000000013B000000CD6C4CDC96.png" xlink:type="simple" xlink:show="embed" xlink:actuate="onLoad">
            <text:p/>
          </draw:image>
        </draw:frame>
        <draw:frame draw:style-name="gr1" draw:text-style-name="P4" draw:layer="layout" svg:width="19.472cm" svg:height="2.751cm" svg:x="2.54cm" svg:y="16.969cm">
          <draw:image xlink:href="Pictures/10000000000002E000000068BF3ED747.png" xlink:type="simple" xlink:show="embed" xlink:actuate="onLoad">
            <text:p/>
          </draw:image>
        </draw:frame>
        <draw:frame draw:style-name="gr1" draw:text-style-name="P4" draw:layer="layout" svg:width="7.593cm" svg:height="6.217cm" svg:x="15.267cm" svg:y="9.86cm">
          <draw:image xlink:href="Pictures/100000000000011F000000EB96333116.png" xlink:type="simple" xlink:show="embed" xlink:actuate="onLoad">
            <text:p/>
          </draw:image>
        </draw:frame>
        <draw:line draw:style-name="gr15" draw:text-style-name="P4" draw:layer="layout" svg:x1="3.81cm" svg:y1="13.208cm" svg:x2="9.906cm" svg:y2="13.208cm">
          <text:p/>
        </draw:line>
        <draw:line draw:style-name="gr15" draw:text-style-name="P4" draw:layer="layout" svg:x1="3.81cm" svg:y1="13.716cm" svg:x2="10.668cm" svg:y2="13.716cm">
          <text:p/>
        </draw:line>
        <draw:line draw:style-name="gr16" draw:text-style-name="P4" draw:layer="layout" svg:x1="17.78cm" svg:y1="13.316cm" svg:x2="20.574cm" svg:y2="13.316cm">
          <text:p/>
        </draw:line>
        <draw:line draw:style-name="gr17" draw:text-style-name="P4" draw:layer="layout" svg:x1="17.78cm" svg:y1="15.802cm" svg:x2="20.066cm" svg:y2="15.802cm">
          <text:p/>
        </draw:line>
        <draw:line draw:style-name="gr18" draw:text-style-name="P4" draw:layer="layout" svg:x1="14.224cm" svg:y1="19.058cm" svg:x2="17.272cm" svg:y2="19.058cm">
          <text:p/>
        </draw:line>
        <draw:line draw:style-name="gr18" draw:text-style-name="P4" draw:layer="layout" svg:x1="17.526cm" svg:y1="19.058cm" svg:x2="21.336cm" svg:y2="19.058cm">
          <text:p/>
        </draw:line>
        <presentation:notes draw:style-name="dp2">
          <draw:page-thumbnail draw:style-name="gr3" draw:layer="layout" svg:width="17.478cm" svg:height="8.994cm" svg:x="2.056cm" svg:y="2.351cm" draw:page-number="2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6.883cm" svg:x="2.54cm" svg:y="5.82cm" presentation:class="subtitle" presentation:user-transformed="true">
          <draw:text-box>
            <text:p text:style-name="P11"><text:span text:style-name="T7">Add a </text:span><text:span text:style-name="T21">Teams</text:span><text:span text:style-name="T7"> controller with the necessary dependencies.</text:span></text:p>
            <text:p text:style-name="P11"><text:span text:style-name="T7"/></text:p>
            <text:p text:style-name="P11"><text:span text:style-name="T7">We need the </text:span><text:span text:style-name="T21">$http</text:span><text:span text:style-name="T7"> and </text:span><text:span text:style-name="T21">$resource</text:span><text:span text:style-name="T7"> services (</text:span><text:span text:style-name="T21">$resource</text:span><text:span text:style-name="T7"> depends on </text:span><text:span text:style-name="T21">$http</text:span><text:span text:style-name="T7">), and a variable to hold the base URL for team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8.542cm" svg:height="2.032cm" svg:x="2.54cm" svg:y="14.04cm">
          <draw:image xlink:href="Pictures/10000000000002BC0000004DBA9F5477.png" xlink:type="simple" xlink:show="embed" xlink:actuate="onLoad">
            <text:p/>
          </draw:image>
        </draw:frame>
        <draw:line draw:style-name="gr7" draw:text-style-name="P4" draw:layer="layout" svg:x1="4.064cm" svg:y1="14.762cm" svg:x2="20.574cm" svg:y2="14.762cm">
          <text:p/>
        </draw:line>
        <presentation:notes draw:style-name="dp2">
          <draw:page-thumbnail draw:style-name="gr3" draw:layer="layout" svg:width="17.478cm" svg:height="8.994cm" svg:x="2.056cm" svg:y="2.351cm" draw:page-number="2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3.442cm" svg:x="2.54cm" svg:y="5.939cm" presentation:class="subtitle" presentation:user-transformed="true">
          <draw:text-box>
            <text:p text:style-name="P11"><text:span text:style-name="T7">After setting the value for the </text:span><text:span text:style-name="T21">team_url</text:span><text:span text:style-name="T7"> constant, we can define a </text:span><text:span text:style-name="T21">teams_resource</text:span><text:span text:style-name="T7"> object using the </text:span><text:span text:style-name="T21">$resource</text:span><text:span text:style-name="T7"> servic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9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8.784cm" svg:height="4.47cm" svg:x="5.069cm" svg:y="11.311cm">
          <draw:image xlink:href="Pictures/10000000000002C6000000A93D31388C.png" xlink:type="simple" xlink:show="embed" xlink:actuate="onLoad">
            <text:p/>
          </draw:image>
        </draw:frame>
        <draw:line draw:style-name="gr7" draw:text-style-name="P4" draw:layer="layout" svg:x1="6.604cm" svg:y1="11.984cm" svg:x2="20.32cm" svg:y2="11.984cm">
          <text:p/>
        </draw:line>
        <draw:line draw:style-name="gr13" draw:text-style-name="P4" draw:layer="layout" svg:x1="7.112cm" svg:y1="13.508cm" svg:x2="15.24cm" svg:y2="13.508cm">
          <text:p/>
        </draw:line>
        <draw:line draw:style-name="gr13" draw:text-style-name="P4" draw:layer="layout" svg:x1="7.366cm" svg:y1="14.016cm" svg:x2="13.97cm" svg:y2="14.016cm">
          <text:p/>
        </draw:line>
        <draw:line draw:style-name="gr13" draw:text-style-name="P4" draw:layer="layout" svg:x1="7.366cm" svg:y1="14.524cm" svg:x2="10.414cm" svg:y2="14.524cm">
          <text:p/>
        </draw:line>
        <draw:line draw:style-name="gr13" draw:text-style-name="P4" draw:layer="layout" svg:x1="7.366cm" svg:y1="15.032cm" svg:x2="14.478cm" svg:y2="15.032cm">
          <text:p/>
        </draw:line>
        <presentation:notes draw:style-name="dp2">
          <draw:page-thumbnail draw:style-name="gr3" draw:layer="layout" svg:width="17.478cm" svg:height="8.994cm" svg:x="2.056cm" svg:y="2.351cm" draw:page-number="2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7" draw:text-style-name="P12" draw:layer="layout" svg:width="25.46cm" svg:height="4.826cm" svg:x="1.64cm" svg:y="5.75cm" presentation:class="subtitle" presentation:user-transformed="true">
          <draw:text-box>
            <text:p text:style-name="P11"><text:span text:style-name="T7">If we define a </text:span><text:span text:style-name="T21">$scope.teams</text:span><text:span text:style-name="T7"> model to be the result of applying the </text:span><text:span text:style-name="T21">query()</text:span><text:span text:style-name="T7"> method to </text:span><text:span text:style-name="T21">$scope.teams_resource</text:span><text:span text:style-name="T7">, then </text:span><text:span text:style-name="T21">$scope.teams</text:span><text:span text:style-name="T7"> will be bound to the </text:span><text:span text:style-name="T21">Teams</text:span><text:span text:style-name="T7"> table in the databas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8.599cm" svg:height="4.497cm" svg:x="4.299cm" svg:y="12.105cm">
          <draw:image xlink:href="Pictures/10000000000002BF000000AA0DDF1969.png" xlink:type="simple" xlink:show="embed" xlink:actuate="onLoad">
            <text:p/>
          </draw:image>
        </draw:frame>
        <draw:line draw:style-name="gr11" draw:text-style-name="P4" draw:layer="layout" svg:x1="6.35cm" svg:y1="15.84cm" svg:x2="16.764cm" svg:y2="15.84cm">
          <text:p/>
        </draw:line>
        <presentation:notes draw:style-name="dp2">
          <draw:page-thumbnail draw:style-name="gr3" draw:layer="layout" svg:width="17.478cm" svg:height="8.994cm" svg:x="2.056cm" svg:y="2.351cm" draw:page-number="2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Route the homepage to the </text:span><text:span text:style-name="T21">Teams</text:span><text:span text:style-name="T7"> controller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056cm" svg:height="3.988cm" svg:x="5.08cm" svg:y="10.16cm">
          <draw:image xlink:href="Pictures/10000000000001CF0000008EDE9C184D.png" xlink:type="simple" xlink:show="embed" xlink:actuate="onLoad">
            <text:p/>
          </draw:image>
        </draw:frame>
        <draw:line draw:style-name="gr11" draw:text-style-name="P4" draw:layer="layout" svg:x1="8.128cm" svg:y1="13.108cm" svg:x2="14.986cm" svg:y2="13.108cm">
          <text:p/>
        </draw:line>
        <presentation:notes draw:style-name="dp2">
          <draw:page-thumbnail draw:style-name="gr3" draw:layer="layout" svg:width="17.478cm" svg:height="8.994cm" svg:x="2.056cm" svg:y="2.351cm" draw:page-number="3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presentation:style-name="pr18" draw:text-style-name="P12" draw:layer="layout" svg:width="20.066cm" svg:height="3.442cm" svg:x="3.84cm" svg:y="5.04cm" presentation:class="subtitle" presentation:user-transformed="true">
          <draw:text-box>
            <text:p text:style-name="P11"><text:span text:style-name="T7">The </text:span><text:span text:style-name="T8">Batarang</text:span><text:span text:style-name="T7"> dev tool shows us that we now have the data available to the scope of the <text:s text:c="3"/></text:span><text:span text:style-name="T10">ng-controller="TeamsCtrl"</text:span><text:span text:style-name="T7"> </text:span><text:span text:style-name="T8">div</text:span><text:span text:style-name="T7">.</text:span></text:p>
          </draw:text-box>
        </draw:frame>
        <draw:frame draw:style-name="gr1" draw:text-style-name="P4" draw:layer="layout" svg:width="17.374cm" svg:height="10.16cm" svg:x="4.986cm" svg:y="9.485cm">
          <draw:image xlink:href="Pictures/10000000000003B0000002280D0CA3D8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3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.478cm" svg:height="8.994cm" svg:x="2.056cm" svg:y="2.351cm" draw:page-number="3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.478cm" svg:height="8.994cm" svg:x="2.056cm" svg:y="2.351cm" draw:page-number="3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.478cm" svg:height="8.994cm" svg:x="2.056cm" svg:y="2.351cm" draw:page-number="3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.478cm" svg:height="8.994cm" svg:x="2.056cm" svg:y="2.351cm" draw:page-number="3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817cm" svg:height="12.697cm" svg:x="14.052cm" svg:y="6.197cm">
          <draw:image xlink:href="Pictures/10000000000000FA0000016870A405CA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3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.478cm" svg:height="8.994cm" svg:x="2.056cm" svg:y="2.351cm" draw:page-number="3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ff0000" draw:marker-start-width="0.356cm" draw:marker-start-center="false" draw:marker-end-width="0.356cm" draw:marker-end-center="false" draw:fill="solid" draw:fill-color="#729fcf" draw:opacity="1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ff00" svg:stroke-opacity="15%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10.59999847412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office:forms form:automatic-focus="false" form:apply-design-mode="false"/>
      <draw:frame draw:style-name="Mgr3" draw:text-style-name="MP4" draw:layer="backgroundobjects" svg:width="27.993cm" svg:height="21.007cm" svg:x="0.003cm" svg:y="0.004cm">
        <draw:image xlink:href="Pictures/10000B8700009698000054AB70D21C99.svg" xlink:type="simple" xlink:show="embed" xlink:actuate="onLoad">
          <text:p/>
        </draw:image>
        <draw:image xlink:href="Pictures/10000201000003AF000002127B08A620.png" xlink:type="simple" xlink:show="embed" xlink:actuate="onLoad"/>
      </draw:frame>
      <draw:frame presentation:style-name="AbstractYellow-title" draw:layer="backgroundobjects" svg:width="25.2cm" svg:height="3.466cm" svg:x="1.4cm" svg:y="0.801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Yellow-title" draw:layer="backgroundobjects" svg:width="17.478cm" svg:height="8.994cm" svg:x="2.056cm" svg:y="2.351cm" presentation:class="page"/>
        <draw:frame presentation:style-name="AbstractYellow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Schmidt</meta:initial-creator>
    <meta:creation-date>2014-06-11T15:37:37.874910469</meta:creation-date>
    <dc:date>2014-07-17T11:11:22.971577490</dc:date>
    <dc:creator>John Schmidt</dc:creator>
    <meta:editing-duration>PT22H1M47S</meta:editing-duration>
    <meta:editing-cycles>169</meta:editing-cycles>
    <meta:generator>LibreOffice/4.2.4.2$Linux_X86_64 LibreOffice_project/420m0$Build-2</meta:generator>
    <meta:document-statistic meta:object-count="379"/>
  </office:meta>
</office:document-meta>
</file>